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style:font-name="Arial" officeooo:rsid="00291b71" officeooo:paragraph-rsid="00291b71"/>
    </style:style>
    <style:style style:name="P2" style:family="paragraph" style:parent-style-name="Text_20_body">
      <style:text-properties style:font-name="Arial" officeooo:rsid="00292c90" officeooo:paragraph-rsid="00292c90"/>
    </style:style>
    <style:style style:name="P3" style:family="paragraph" style:parent-style-name="Text_20_body">
      <style:text-properties style:font-name="Arial" officeooo:rsid="002e2b5e" officeooo:paragraph-rsid="002e2b5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ós, como uma missão humanitária, é claro que aceitamos doações. Por favor, se você pode e acredita no potencial desta missão, gentilmente doe aqui.</text:p>
      <text:p text:style-name="P3">Com este projecto, cada 300€ salva a vida duma pessoa.</text:p>
      <text:p text:style-name="P2">&lt;paypal&gt;</text:p>
      <text:p text:style-name="P2"/>
      <text:p text:style-name="P2"><draw:frame draw:style-name="fr1" draw:name="Image1" text:anchor-type="paragraph" svg:width="15.954cm" svg:height="14.923cm" draw:z-index="0"><draw:image xlink:href="../fometec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54:22.010322785</meta:creation-date>
    <dc:date>2016-10-17T18:00:30.250909993</dc:date>
    <meta:editing-duration>PT22H11M1S</meta:editing-duration>
    <meta:editing-cycles>10</meta:editing-cycles>
    <meta:generator>LibreOffice/5.1.4.2$Linux_X86_64 LibreOffice_project/10m0$Build-2</meta:generator>
    <meta:document-statistic meta:table-count="0" meta:image-count="1" meta:object-count="0" meta:page-count="1" meta:paragraph-count="3" meta:word-count="35" meta:character-count="210" meta:non-whitespace-character-count="178"/>
  </office:meta>
</office:document-meta>
</file>